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297B98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7cm, 0.47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2.129cm" svg:height="1.779cm" svg:x="9.371cm" svg:y="13.721cm">
          <draw:image xlink:href="Pictures/100002010000004000000040297B98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5-01T17:53:00</dc:date>
    <dc:creator>Administrator </dc:creator>
    <meta:document-statistic meta:object-count="1"/>
    <meta:generator>LibreOffice/3.3$Linux LibreOffice_project/330m19$Build-401</meta:generator>
  </office:meta>
</office:document-meta>
</file>